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p" table:style-name="ta1">
        <table:table-column table:style-name="co1" table:number-columns-repeated="8" table:default-cell-style-name="Default"/>
        <table:table-row table:style-name="ro1">
          <table:table-cell office:value-type="string">
            <text:p>(1, 1, 1)</text:p>
          </table:table-cell>
          <table:table-cell office:value-type="string">
            <text:p>(2, 3, 3)</text:p>
          </table:table-cell>
          <table:table-cell office:value-type="string">
            <text:p>(1, 3, 3)</text:p>
          </table:table-cell>
          <table:table-cell office:value-type="string">
            <text:p>(1, 3, 1)</text:p>
          </table:table-cell>
          <table:table-cell office:value-type="string">
            <text:p>(2, 2, 5)</text:p>
          </table:table-cell>
          <table:table-cell office:value-type="string">
            <text:p>(2, 1, 2)</text:p>
          </table:table-cell>
          <table:table-cell office:value-type="string">
            <text:p>(3, 1, 7)</text:p>
          </table:table-cell>
          <table:table-cell office:value-type="string">
            <text:p>(3, 1, 5)</text:p>
          </table:table-cell>
        </table:table-row>
        <table:table-row table:style-name="ro1">
          <table:table-cell office:value-type="string">
            <text:p>(1, 1, 2)</text:p>
          </table:table-cell>
          <table:table-cell office:value-type="string">
            <text:p>(2, 3, 7)</text:p>
          </table:table-cell>
          <table:table-cell office:value-type="string">
            <text:p>(1, 3, 4)</text:p>
          </table:table-cell>
          <table:table-cell office:value-type="string">
            <text:p>(3, 2, 6)</text:p>
          </table:table-cell>
          <table:table-cell office:value-type="string">
            <text:p>(2, 2, 6)</text:p>
          </table:table-cell>
          <table:table-cell office:value-type="string">
            <text:p>(3, 1, 3)</text:p>
          </table:table-cell>
          <table:table-cell office:value-type="string">
            <text:p>(3, 1, 8)</text:p>
          </table:table-cell>
          <table:table-cell office:value-type="string">
            <text:p>(2, 2, 1)</text:p>
          </table:table-cell>
        </table:table-row>
        <table:table-row table:style-name="ro1">
          <table:table-cell office:value-type="string">
            <text:p>(1, 1, 3)</text:p>
          </table:table-cell>
          <table:table-cell office:value-type="string">
            <text:p>(1, 2, 3)</text:p>
          </table:table-cell>
          <table:table-cell office:value-type="string">
            <text:p>(1, 3, 5)</text:p>
          </table:table-cell>
          <table:table-cell office:value-type="string">
            <text:p>(1, 3, 3)</text:p>
          </table:table-cell>
          <table:table-cell office:value-type="string">
            <text:p>(2, 2, 7)</text:p>
          </table:table-cell>
          <table:table-cell office:value-type="string">
            <text:p>(2, 2, 2)</text:p>
          </table:table-cell>
          <table:table-cell office:value-type="string">
            <text:p>(3, 2, 1)</text:p>
          </table:table-cell>
          <table:table-cell office:value-type="string">
            <text:p>(1, 1, 1)</text:p>
          </table:table-cell>
        </table:table-row>
        <table:table-row table:style-name="ro1">
          <table:table-cell office:value-type="string">
            <text:p>(1, 1, 4)</text:p>
          </table:table-cell>
          <table:table-cell office:value-type="string">
            <text:p>(1, 1, 2)</text:p>
          </table:table-cell>
          <table:table-cell office:value-type="string">
            <text:p>(1, 3, 6)</text:p>
          </table:table-cell>
          <table:table-cell office:value-type="string">
            <text:p>(3, 2, 5)</text:p>
          </table:table-cell>
          <table:table-cell office:value-type="string">
            <text:p>(2, 2, 8)</text:p>
          </table:table-cell>
          <table:table-cell office:value-type="string">
            <text:p>(1, 2, 4)</text:p>
          </table:table-cell>
          <table:table-cell office:value-type="string">
            <text:p>(3, 2, 2)</text:p>
          </table:table-cell>
          <table:table-cell office:value-type="string">
            <text:p>(3, 3, 4)</text:p>
          </table:table-cell>
        </table:table-row>
        <table:table-row table:style-name="ro1">
          <table:table-cell table:number-columns-repeated="2" office:value-type="string">
            <text:p>(1, 1, 5)</text:p>
          </table:table-cell>
          <table:table-cell office:value-type="string">
            <text:p>(1, 3, 7)</text:p>
          </table:table-cell>
          <table:table-cell office:value-type="string">
            <text:p>(1, 3, 2)</text:p>
          </table:table-cell>
          <table:table-cell office:value-type="string">
            <text:p>(2, 3, 1)</text:p>
          </table:table-cell>
          <table:table-cell office:value-type="string">
            <text:p>(2, 1, 4)</text:p>
          </table:table-cell>
          <table:table-cell office:value-type="string">
            <text:p>(3, 2, 3)</text:p>
          </table:table-cell>
          <table:table-cell office:value-type="string">
            <text:p>(2, 2, 8)</text:p>
          </table:table-cell>
        </table:table-row>
        <table:table-row table:style-name="ro1">
          <table:table-cell office:value-type="string">
            <text:p>(1, 1, 6)</text:p>
          </table:table-cell>
          <table:table-cell office:value-type="string">
            <text:p>(3, 3, 3)</text:p>
          </table:table-cell>
          <table:table-cell office:value-type="string">
            <text:p>(1, 3, 8)</text:p>
          </table:table-cell>
          <table:table-cell office:value-type="string">
            <text:p>(1, 2, 8)</text:p>
          </table:table-cell>
          <table:table-cell office:value-type="string">
            <text:p>(2, 3, 2)</text:p>
          </table:table-cell>
          <table:table-cell office:value-type="string">
            <text:p>(3, 1, 1)</text:p>
          </table:table-cell>
          <table:table-cell office:value-type="string">
            <text:p>(3, 2, 4)</text:p>
          </table:table-cell>
          <table:table-cell office:value-type="string">
            <text:p>(1, 2, 5)</text:p>
          </table:table-cell>
        </table:table-row>
        <table:table-row table:style-name="ro1">
          <table:table-cell office:value-type="string">
            <text:p>(1, 1, 7)</text:p>
          </table:table-cell>
          <table:table-cell table:number-columns-repeated="2" office:value-type="string">
            <text:p>(2, 1, 1)</text:p>
          </table:table-cell>
          <table:table-cell office:value-type="string">
            <text:p>(3, 3, 7)</text:p>
          </table:table-cell>
          <table:table-cell office:value-type="string">
            <text:p>(2, 3, 3)</text:p>
          </table:table-cell>
          <table:table-cell office:value-type="string">
            <text:p>(2, 2, 4)</text:p>
          </table:table-cell>
          <table:table-cell office:value-type="string">
            <text:p>(3, 2, 5)</text:p>
          </table:table-cell>
          <table:table-cell office:value-type="string">
            <text:p>(3, 3, 6)</text:p>
          </table:table-cell>
        </table:table-row>
        <table:table-row table:style-name="ro1">
          <table:table-cell office:value-type="string">
            <text:p>(1, 1, 8)</text:p>
          </table:table-cell>
          <table:table-cell office:value-type="string">
            <text:p>(3, 1, 4)</text:p>
          </table:table-cell>
          <table:table-cell office:value-type="string">
            <text:p>(2, 1, 2)</text:p>
          </table:table-cell>
          <table:table-cell office:value-type="string">
            <text:p>(2, 1, 6)</text:p>
          </table:table-cell>
          <table:table-cell office:value-type="string">
            <text:p>(2, 3, 4)</text:p>
          </table:table-cell>
          <table:table-cell office:value-type="string">
            <text:p>(3, 1, 8)</text:p>
          </table:table-cell>
          <table:table-cell office:value-type="string">
            <text:p>(3, 2, 6)</text:p>
          </table:table-cell>
          <table:table-cell office:value-type="string">
            <text:p>(2, 1, 5)</text:p>
          </table:table-cell>
        </table:table-row>
        <table:table-row table:style-name="ro1">
          <table:table-cell office:value-type="string">
            <text:p>(1, 2, 1)</text:p>
          </table:table-cell>
          <table:table-cell office:value-type="string">
            <text:p>(1, 1, 4)</text:p>
          </table:table-cell>
          <table:table-cell office:value-type="string">
            <text:p>(2, 1, 3)</text:p>
          </table:table-cell>
          <table:table-cell office:value-type="string">
            <text:p>(3, 2, 8)</text:p>
          </table:table-cell>
          <table:table-cell office:value-type="string">
            <text:p>(2, 3, 5)</text:p>
          </table:table-cell>
          <table:table-cell office:value-type="string">
            <text:p>(1, 3, 7)</text:p>
          </table:table-cell>
          <table:table-cell office:value-type="string">
            <text:p>(3, 2, 7)</text:p>
          </table:table-cell>
          <table:table-cell office:value-type="string">
            <text:p>(1, 2, 6)</text:p>
          </table:table-cell>
        </table:table-row>
        <table:table-row table:style-name="ro1">
          <table:table-cell office:value-type="string">
            <text:p>(1, 2, 2)</text:p>
          </table:table-cell>
          <table:table-cell office:value-type="string">
            <text:p>(1, 1, 7)</text:p>
          </table:table-cell>
          <table:table-cell office:value-type="string">
            <text:p>(2, 1, 4)</text:p>
          </table:table-cell>
          <table:table-cell office:value-type="string">
            <text:p>(1, 3, 4)</text:p>
          </table:table-cell>
          <table:table-cell office:value-type="string">
            <text:p>(2, 3, 6)</text:p>
          </table:table-cell>
          <table:table-cell office:value-type="string">
            <text:p>(3, 2, 2)</text:p>
          </table:table-cell>
          <table:table-cell office:value-type="string">
            <text:p>(3, 2, 8)</text:p>
          </table:table-cell>
          <table:table-cell office:value-type="string">
            <text:p>(3, 3, 5)</text:p>
          </table:table-cell>
        </table:table-row>
        <table:table-row table:style-name="ro1">
          <table:table-cell office:value-type="string">
            <text:p>(1, 2, 3)</text:p>
          </table:table-cell>
          <table:table-cell office:value-type="string">
            <text:p>(3, 3, 2)</text:p>
          </table:table-cell>
          <table:table-cell office:value-type="string">
            <text:p>(2, 1, 5)</text:p>
          </table:table-cell>
          <table:table-cell office:value-type="string">
            <text:p>(3, 2, 4)</text:p>
          </table:table-cell>
          <table:table-cell office:value-type="string">
            <text:p>(2, 3, 7)</text:p>
          </table:table-cell>
          <table:table-cell office:value-type="string">
            <text:p>(2, 1, 8)</text:p>
          </table:table-cell>
          <table:table-cell office:value-type="string">
            <text:p>(3, 3, 1)</text:p>
          </table:table-cell>
          <table:table-cell office:value-type="string">
            <text:p>(2, 3, 2)</text:p>
          </table:table-cell>
        </table:table-row>
        <table:table-row table:style-name="ro1">
          <table:table-cell office:value-type="string">
            <text:p>(1, 2, 4)</text:p>
          </table:table-cell>
          <table:table-cell office:value-type="string">
            <text:p>(2, 1, 3)</text:p>
          </table:table-cell>
          <table:table-cell office:value-type="string">
            <text:p>(2, 1, 6)</text:p>
          </table:table-cell>
          <table:table-cell office:value-type="string">
            <text:p>(2, 2, 6)</text:p>
          </table:table-cell>
          <table:table-cell office:value-type="string">
            <text:p>(2, 3, 8)</text:p>
          </table:table-cell>
          <table:table-cell office:value-type="string">
            <text:p>(1, 2, 7)</text:p>
          </table:table-cell>
          <table:table-cell office:value-type="string">
            <text:p>(3, 3, 2)</text:p>
          </table:table-cell>
          <table:table-cell office:value-type="string">
            <text:p>(1, 2, 1)</text:p>
          </table:table-cell>
        </table:table-row>
        <table:table-row table:style-name="ro1">
          <table:table-cell office:value-type="string">
            <text:p>(1, 2, 5)</text:p>
          </table:table-cell>
          <table:table-cell office:value-type="string">
            <text:p>(3, 1, 2)</text:p>
          </table:table-cell>
          <table:table-cell office:value-type="string">
            <text:p>(2, 1, 7)</text:p>
          </table:table-cell>
          <table:table-cell office:value-type="string">
            <text:p>(3, 1, 6)</text:p>
          </table:table-cell>
          <table:table-cell office:value-type="string">
            <text:p>(3, 1, 1)</text:p>
          </table:table-cell>
          <table:table-cell office:value-type="string">
            <text:p>(2, 3, 6)</text:p>
          </table:table-cell>
          <table:table-cell office:value-type="string">
            <text:p>(3, 3, 3)</text:p>
          </table:table-cell>
          <table:table-cell office:value-type="string">
            <text:p>(3, 2, 1)</text:p>
          </table:table-cell>
        </table:table-row>
        <table:table-row table:style-name="ro1">
          <table:table-cell office:value-type="string">
            <text:p>(1, 2, 6)</text:p>
          </table:table-cell>
          <table:table-cell office:value-type="string">
            <text:p>(2, 2, 3)</text:p>
          </table:table-cell>
          <table:table-cell office:value-type="string">
            <text:p>(2, 1, 8)</text:p>
          </table:table-cell>
          <table:table-cell office:value-type="string">
            <text:p>(2, 3, 8)</text:p>
          </table:table-cell>
          <table:table-cell office:value-type="string">
            <text:p>(3, 1, 2)</text:p>
          </table:table-cell>
          <table:table-cell office:value-type="string">
            <text:p>(2, 3, 4)</text:p>
          </table:table-cell>
          <table:table-cell office:value-type="string">
            <text:p>(3, 3, 4)</text:p>
          </table:table-cell>
          <table:table-cell office:value-type="string">
            <text:p>(2, 1, 7)</text:p>
          </table:table-cell>
        </table:table-row>
        <table:table-row table:style-name="ro1">
          <table:table-cell office:value-type="string">
            <text:p>(1, 2, 7)</text:p>
          </table:table-cell>
          <table:table-cell office:value-type="string">
            <text:p>(2, 3, 1)</text:p>
          </table:table-cell>
          <table:table-cell office:value-type="string">
            <text:p>(2, 2, 1)</text:p>
          </table:table-cell>
          <table:table-cell office:value-type="string">
            <text:p>(1, 1, 3)</text:p>
          </table:table-cell>
          <table:table-cell office:value-type="string">
            <text:p>(3, 1, 3)</text:p>
          </table:table-cell>
          <table:table-cell office:value-type="string">
            <text:p>(2, 3, 5)</text:p>
          </table:table-cell>
          <table:table-cell office:value-type="string">
            <text:p>(3, 3, 5)</text:p>
          </table:table-cell>
          <table:table-cell office:value-type="string">
            <text:p>(3, 2, 7)</text:p>
          </table:table-cell>
        </table:table-row>
        <table:table-row table:style-name="ro1">
          <table:table-cell office:value-type="string">
            <text:p>(1, 2, 8)</text:p>
          </table:table-cell>
          <table:table-cell office:value-type="string">
            <text:p>(1, 3, 8)</text:p>
          </table:table-cell>
          <table:table-cell office:value-type="string">
            <text:p>(2, 2, 2)</text:p>
          </table:table-cell>
          <table:table-cell office:value-type="string">
            <text:p>(1, 1, 6)</text:p>
          </table:table-cell>
          <table:table-cell office:value-type="string">
            <text:p>(3, 1, 4)</text:p>
          </table:table-cell>
          <table:table-cell office:value-type="string">
            <text:p>(1, 2, 2)</text:p>
          </table:table-cell>
          <table:table-cell office:value-type="string">
            <text:p>(3, 3, 6)</text:p>
          </table:table-cell>
          <table:table-cell office:value-type="string">
            <text:p>(2, 2, 5)</text:p>
          </table:table-cell>
        </table:table-row>
        <table:table-row table:style-name="ro1">
          <table:table-cell office:value-type="string">
            <text:p>(1, 3, 1)</text:p>
          </table:table-cell>
          <table:table-cell office:value-type="string">
            <text:p>(1, 3, 5)</text:p>
          </table:table-cell>
          <table:table-cell office:value-type="string">
            <text:p>(2, 2, 3)</text:p>
          </table:table-cell>
          <table:table-cell office:value-type="string">
            <text:p>(1, 1, 8)</text:p>
          </table:table-cell>
          <table:table-cell office:value-type="string">
            <text:p>(3, 1, 5)</text:p>
          </table:table-cell>
          <table:table-cell office:value-type="string">
            <text:p>(3, 3, 8)</text:p>
          </table:table-cell>
          <table:table-cell office:value-type="string">
            <text:p>(3, 3, 7)</text:p>
          </table:table-cell>
          <table:table-cell office:value-type="string">
            <text:p>(3, 1, 7)</text:p>
          </table:table-cell>
        </table:table-row>
        <table:table-row table:style-name="ro1">
          <table:table-cell office:value-type="string">
            <text:p>(1, 3, 2)</text:p>
          </table:table-cell>
          <table:table-cell office:value-type="string">
            <text:p>(3, 2, 3)</text:p>
          </table:table-cell>
          <table:table-cell office:value-type="string">
            <text:p>(2, 2, 4)</text:p>
          </table:table-cell>
          <table:table-cell office:value-type="string">
            <text:p>(3, 3, 1)</text:p>
          </table:table-cell>
          <table:table-cell office:value-type="string">
            <text:p>(3, 1, 6)</text:p>
          </table:table-cell>
          <table:table-cell office:value-type="string">
            <text:p>(2, 2, 7)</text:p>
          </table:table-cell>
          <table:table-cell office:value-type="string">
            <text:p>(3, 3, 8)</text:p>
          </table:table-cell>
          <table:table-cell office:value-type="string">
            <text:p>(1, 3, 6)</text:p>
          </table:table-cell>
        </table:table-row>
      </table:table>
      <table:table table:name="reverse map" table:style-name="ta1">
        <table:table-column table:style-name="co1" table:number-columns-repeated="8" table:default-cell-style-name="Default"/>
        <table:table-row table:style-name="ro1">
          <table:table-cell office:value-type="string">
            <text:p>(1, 1, 1)</text:p>
          </table:table-cell>
          <table:table-cell office:value-type="string">
            <text:p>(3, 2, 1)</text:p>
          </table:table-cell>
          <table:table-cell office:value-type="string">
            <text:p>(1, 3, 3)</text:p>
          </table:table-cell>
          <table:table-cell office:value-type="string">
            <text:p>(1, 3, 5)</text:p>
          </table:table-cell>
          <table:table-cell office:value-type="string">
            <text:p>(2, 2, 5)</text:p>
          </table:table-cell>
          <table:table-cell office:value-type="string">
            <text:p>(3, 3, 6)</text:p>
          </table:table-cell>
          <table:table-cell office:value-type="string">
            <text:p>(3, 1, 7)</text:p>
          </table:table-cell>
          <table:table-cell office:value-type="string">
            <text:p>(3, 3, 7)</text:p>
          </table:table-cell>
        </table:table-row>
        <table:table-row table:style-name="ro1">
          <table:table-cell office:value-type="string">
            <text:p>(1, 1, 2)</text:p>
          </table:table-cell>
          <table:table-cell office:value-type="string">
            <text:p>(1, 1, 4)</text:p>
          </table:table-cell>
          <table:table-cell office:value-type="string">
            <text:p>(1, 3, 4)</text:p>
          </table:table-cell>
          <table:table-cell office:value-type="string">
            <text:p>(2, 1, 4)</text:p>
          </table:table-cell>
          <table:table-cell office:value-type="string">
            <text:p>(2, 2, 6)</text:p>
          </table:table-cell>
          <table:table-cell office:value-type="string">
            <text:p>(2, 1, 6)</text:p>
          </table:table-cell>
          <table:table-cell office:value-type="string">
            <text:p>(3, 1, 8)</text:p>
          </table:table-cell>
          <table:table-cell office:value-type="string">
            <text:p>(2, 3, 4)</text:p>
          </table:table-cell>
        </table:table-row>
        <table:table-row table:style-name="ro1">
          <table:table-cell office:value-type="string">
            <text:p>(1, 1, 3)</text:p>
          </table:table-cell>
          <table:table-cell office:value-type="string">
            <text:p>(2, 2, 1)</text:p>
          </table:table-cell>
          <table:table-cell office:value-type="string">
            <text:p>(1, 3, 5)</text:p>
          </table:table-cell>
          <table:table-cell office:value-type="string">
            <text:p>(1, 3, 1)</text:p>
          </table:table-cell>
          <table:table-cell office:value-type="string">
            <text:p>(2, 2, 7)</text:p>
          </table:table-cell>
          <table:table-cell office:value-type="string">
            <text:p>(3, 1, 6)</text:p>
          </table:table-cell>
          <table:table-cell office:value-type="string">
            <text:p>(3, 2, 1)</text:p>
          </table:table-cell>
          <table:table-cell office:value-type="string">
            <text:p>(3, 3, 3)</text:p>
          </table:table-cell>
        </table:table-row>
        <table:table-row table:style-name="ro1">
          <table:table-cell office:value-type="string">
            <text:p>(1, 1, 4)</text:p>
          </table:table-cell>
          <table:table-cell office:value-type="string">
            <text:p>(1, 2, 1)</text:p>
          </table:table-cell>
          <table:table-cell office:value-type="string">
            <text:p>(1, 3, 6)</text:p>
          </table:table-cell>
          <table:table-cell office:value-type="string">
            <text:p>(3, 3, 8)</text:p>
          </table:table-cell>
          <table:table-cell office:value-type="string">
            <text:p>(2, 2, 8)</text:p>
          </table:table-cell>
          <table:table-cell office:value-type="string">
            <text:p>(3, 2, 3)</text:p>
          </table:table-cell>
          <table:table-cell office:value-type="string">
            <text:p>(3, 2, 2)</text:p>
          </table:table-cell>
          <table:table-cell office:value-type="string">
            <text:p>(2, 3, 6)</text:p>
          </table:table-cell>
        </table:table-row>
        <table:table-row table:style-name="ro1">
          <table:table-cell table:number-columns-repeated="2" office:value-type="string">
            <text:p>(1, 1, 5)</text:p>
          </table:table-cell>
          <table:table-cell office:value-type="string">
            <text:p>(1, 3, 7)</text:p>
          </table:table-cell>
          <table:table-cell office:value-type="string">
            <text:p>(2, 3, 5)</text:p>
          </table:table-cell>
          <table:table-cell office:value-type="string">
            <text:p>(2, 3, 1)</text:p>
          </table:table-cell>
          <table:table-cell office:value-type="string">
            <text:p>(1, 2, 7)</text:p>
          </table:table-cell>
          <table:table-cell office:value-type="string">
            <text:p>(3, 2, 3)</text:p>
          </table:table-cell>
          <table:table-cell office:value-type="string">
            <text:p>(1, 3, 2)</text:p>
          </table:table-cell>
        </table:table-row>
        <table:table-row table:style-name="ro1">
          <table:table-cell office:value-type="string">
            <text:p>(1, 1, 6)</text:p>
          </table:table-cell>
          <table:table-cell office:value-type="string">
            <text:p>(2, 2, 2)</text:p>
          </table:table-cell>
          <table:table-cell office:value-type="string">
            <text:p>(1, 3, 8)</text:p>
          </table:table-cell>
          <table:table-cell office:value-type="string">
            <text:p>(1, 2, 8)</text:p>
          </table:table-cell>
          <table:table-cell office:value-type="string">
            <text:p>(2, 3, 2)</text:p>
          </table:table-cell>
          <table:table-cell office:value-type="string">
            <text:p>(3, 3, 1)</text:p>
          </table:table-cell>
          <table:table-cell office:value-type="string">
            <text:p>(3, 2, 4)</text:p>
          </table:table-cell>
          <table:table-cell office:value-type="string">
            <text:p>(2, 1, 5)</text:p>
          </table:table-cell>
        </table:table-row>
        <table:table-row table:style-name="ro1">
          <table:table-cell office:value-type="string">
            <text:p>(1, 1, 7)</text:p>
          </table:table-cell>
          <table:table-cell office:value-type="string">
            <text:p>(1, 2, 2)</text:p>
          </table:table-cell>
          <table:table-cell office:value-type="string">
            <text:p>(2, 1, 1)</text:p>
          </table:table-cell>
          <table:table-cell office:value-type="string">
            <text:p>(1, 1, 7)</text:p>
          </table:table-cell>
          <table:table-cell office:value-type="string">
            <text:p>(2, 3, 3)</text:p>
          </table:table-cell>
          <table:table-cell office:value-type="string">
            <text:p>(1, 1, 1)</text:p>
          </table:table-cell>
          <table:table-cell office:value-type="string">
            <text:p>(3, 2, 5)</text:p>
          </table:table-cell>
          <table:table-cell office:value-type="string">
            <text:p>(1, 3, 6)</text:p>
          </table:table-cell>
        </table:table-row>
        <table:table-row table:style-name="ro1">
          <table:table-cell office:value-type="string">
            <text:p>(1, 1, 8)</text:p>
          </table:table-cell>
          <table:table-cell office:value-type="string">
            <text:p>(2, 2, 3)</text:p>
          </table:table-cell>
          <table:table-cell office:value-type="string">
            <text:p>(2, 1, 2)</text:p>
          </table:table-cell>
          <table:table-cell office:value-type="string">
            <text:p>(2, 2, 5)</text:p>
          </table:table-cell>
          <table:table-cell office:value-type="string">
            <text:p>(2, 3, 4)</text:p>
          </table:table-cell>
          <table:table-cell office:value-type="string">
            <text:p>(3, 1, 2)</text:p>
          </table:table-cell>
          <table:table-cell office:value-type="string">
            <text:p>(3, 2, 6)</text:p>
          </table:table-cell>
          <table:table-cell office:value-type="string">
            <text:p>(1, 3, 4)</text:p>
          </table:table-cell>
        </table:table-row>
        <table:table-row table:style-name="ro1">
          <table:table-cell office:value-type="string">
            <text:p>(1, 2, 1)</text:p>
          </table:table-cell>
          <table:table-cell office:value-type="string">
            <text:p>(3, 3, 2)</text:p>
          </table:table-cell>
          <table:table-cell office:value-type="string">
            <text:p>(2, 1, 3)</text:p>
          </table:table-cell>
          <table:table-cell office:value-type="string">
            <text:p>(1, 2, 4)</text:p>
          </table:table-cell>
          <table:table-cell office:value-type="string">
            <text:p>(2, 3, 5)</text:p>
          </table:table-cell>
          <table:table-cell office:value-type="string">
            <text:p>(3, 1, 3)</text:p>
          </table:table-cell>
          <table:table-cell office:value-type="string">
            <text:p>(3, 2, 7)</text:p>
          </table:table-cell>
          <table:table-cell office:value-type="string">
            <text:p>(3, 3, 5)</text:p>
          </table:table-cell>
        </table:table-row>
        <table:table-row table:style-name="ro1">
          <table:table-cell office:value-type="string">
            <text:p>(1, 2, 2)</text:p>
          </table:table-cell>
          <table:table-cell office:value-type="string">
            <text:p>(3, 1, 4)</text:p>
          </table:table-cell>
          <table:table-cell office:value-type="string">
            <text:p>(2, 1, 4)</text:p>
          </table:table-cell>
          <table:table-cell office:value-type="string">
            <text:p>(2, 3, 1)</text:p>
          </table:table-cell>
          <table:table-cell office:value-type="string">
            <text:p>(2, 3, 6)</text:p>
          </table:table-cell>
          <table:table-cell office:value-type="string">
            <text:p>(3, 1, 1)</text:p>
          </table:table-cell>
          <table:table-cell office:value-type="string">
            <text:p>(3, 2, 8)</text:p>
          </table:table-cell>
          <table:table-cell office:value-type="string">
            <text:p>(2, 1, 3)</text:p>
          </table:table-cell>
        </table:table-row>
        <table:table-row table:style-name="ro1">
          <table:table-cell office:value-type="string">
            <text:p>(1, 2, 3)</text:p>
          </table:table-cell>
          <table:table-cell office:value-type="string">
            <text:p>(1, 1, 3)</text:p>
          </table:table-cell>
          <table:table-cell office:value-type="string">
            <text:p>(2, 1, 5)</text:p>
          </table:table-cell>
          <table:table-cell office:value-type="string">
            <text:p>(3, 2, 6)</text:p>
          </table:table-cell>
          <table:table-cell office:value-type="string">
            <text:p>(2, 3, 7)</text:p>
          </table:table-cell>
          <table:table-cell office:value-type="string">
            <text:p>(1, 1, 2)</text:p>
          </table:table-cell>
          <table:table-cell office:value-type="string">
            <text:p>(3, 3, 1)</text:p>
          </table:table-cell>
          <table:table-cell office:value-type="string">
            <text:p>(2, 2, 4)</text:p>
          </table:table-cell>
        </table:table-row>
        <table:table-row table:style-name="ro1">
          <table:table-cell office:value-type="string">
            <text:p>(1, 2, 4)</text:p>
          </table:table-cell>
          <table:table-cell office:value-type="string">
            <text:p>(2, 2, 8)</text:p>
          </table:table-cell>
          <table:table-cell office:value-type="string">
            <text:p>(2, 1, 6)</text:p>
          </table:table-cell>
          <table:table-cell office:value-type="string">
            <text:p>(2, 1, 2)</text:p>
          </table:table-cell>
          <table:table-cell office:value-type="string">
            <text:p>(2, 3, 8)</text:p>
          </table:table-cell>
          <table:table-cell office:value-type="string">
            <text:p>(2, 1, 8)</text:p>
          </table:table-cell>
          <table:table-cell office:value-type="string">
            <text:p>(3, 3, 2)</text:p>
          </table:table-cell>
          <table:table-cell office:value-type="string">
            <text:p>(1, 2, 3)</text:p>
          </table:table-cell>
        </table:table-row>
        <table:table-row table:style-name="ro1">
          <table:table-cell office:value-type="string">
            <text:p>(1, 2, 5)</text:p>
          </table:table-cell>
          <table:table-cell office:value-type="string">
            <text:p>(3, 2, 4)</text:p>
          </table:table-cell>
          <table:table-cell office:value-type="string">
            <text:p>(2, 1, 7)</text:p>
          </table:table-cell>
          <table:table-cell office:value-type="string">
            <text:p>(3, 3, 4)</text:p>
          </table:table-cell>
          <table:table-cell office:value-type="string">
            <text:p>(3, 1, 1)</text:p>
          </table:table-cell>
          <table:table-cell office:value-type="string">
            <text:p>(2, 3, 2)</text:p>
          </table:table-cell>
          <table:table-cell office:value-type="string">
            <text:p>(3, 3, 3)</text:p>
          </table:table-cell>
          <table:table-cell office:value-type="string">
            <text:p>(1, 1, 6)</text:p>
          </table:table-cell>
        </table:table-row>
        <table:table-row table:style-name="ro1">
          <table:table-cell office:value-type="string">
            <text:p>(1, 2, 6)</text:p>
          </table:table-cell>
          <table:table-cell office:value-type="string">
            <text:p>(3, 2, 7)</text:p>
          </table:table-cell>
          <table:table-cell office:value-type="string">
            <text:p>(2, 1, 8)</text:p>
          </table:table-cell>
          <table:table-cell office:value-type="string">
            <text:p>(2, 3, 7)</text:p>
          </table:table-cell>
          <table:table-cell office:value-type="string">
            <text:p>(3, 1, 2)</text:p>
          </table:table-cell>
          <table:table-cell office:value-type="string">
            <text:p>(1, 2, 5)</text:p>
          </table:table-cell>
          <table:table-cell office:value-type="string">
            <text:p>(3, 3, 4)</text:p>
          </table:table-cell>
          <table:table-cell office:value-type="string">
            <text:p>(3, 2, 2)</text:p>
          </table:table-cell>
        </table:table-row>
        <table:table-row table:style-name="ro1">
          <table:table-cell office:value-type="string">
            <text:p>(1, 2, 7)</text:p>
          </table:table-cell>
          <table:table-cell office:value-type="string">
            <text:p>(2, 3, 8)</text:p>
          </table:table-cell>
          <table:table-cell office:value-type="string">
            <text:p>(2, 2, 1)</text:p>
          </table:table-cell>
          <table:table-cell office:value-type="string">
            <text:p>(3, 1, 8)</text:p>
          </table:table-cell>
          <table:table-cell office:value-type="string">
            <text:p>(3, 1, 3)</text:p>
          </table:table-cell>
          <table:table-cell office:value-type="string">
            <text:p>(2, 2, 6)</text:p>
          </table:table-cell>
          <table:table-cell office:value-type="string">
            <text:p>(3, 3, 5)</text:p>
          </table:table-cell>
          <table:table-cell office:value-type="string">
            <text:p>(3, 2, 8)</text:p>
          </table:table-cell>
        </table:table-row>
        <table:table-row table:style-name="ro1">
          <table:table-cell office:value-type="string">
            <text:p>(1, 2, 8)</text:p>
          </table:table-cell>
          <table:table-cell office:value-type="string">
            <text:p>(1, 3, 8)</text:p>
          </table:table-cell>
          <table:table-cell office:value-type="string">
            <text:p>(2, 2, 2)</text:p>
          </table:table-cell>
          <table:table-cell office:value-type="string">
            <text:p>(2, 2, 7)</text:p>
          </table:table-cell>
          <table:table-cell office:value-type="string">
            <text:p>(3, 1, 4)</text:p>
          </table:table-cell>
          <table:table-cell office:value-type="string">
            <text:p>(1, 1, 8)</text:p>
          </table:table-cell>
          <table:table-cell office:value-type="string">
            <text:p>(3, 3, 6)</text:p>
          </table:table-cell>
          <table:table-cell office:value-type="string">
            <text:p>(3, 2, 5)</text:p>
          </table:table-cell>
        </table:table-row>
        <table:table-row table:style-name="ro1">
          <table:table-cell office:value-type="string">
            <text:p>(1, 3, 1)</text:p>
          </table:table-cell>
          <table:table-cell office:value-type="string">
            <text:p>(1, 3, 3)</text:p>
          </table:table-cell>
          <table:table-cell office:value-type="string">
            <text:p>(2, 2, 3)</text:p>
          </table:table-cell>
          <table:table-cell office:value-type="string">
            <text:p>(1, 2, 6)</text:p>
          </table:table-cell>
          <table:table-cell office:value-type="string">
            <text:p>(3, 1, 5)</text:p>
          </table:table-cell>
          <table:table-cell office:value-type="string">
            <text:p>(3, 1, 7)</text:p>
          </table:table-cell>
          <table:table-cell office:value-type="string">
            <text:p>(3, 3, 7)</text:p>
          </table:table-cell>
          <table:table-cell office:value-type="string">
            <text:p>(2, 1, 1)</text:p>
          </table:table-cell>
        </table:table-row>
        <table:table-row table:style-name="ro1">
          <table:table-cell office:value-type="string">
            <text:p>(1, 3, 2)</text:p>
          </table:table-cell>
          <table:table-cell office:value-type="string">
            <text:p>(1, 3, 7)</text:p>
          </table:table-cell>
          <table:table-cell office:value-type="string">
            <text:p>(2, 2, 4)</text:p>
          </table:table-cell>
          <table:table-cell office:value-type="string">
            <text:p>(2, 3, 3)</text:p>
          </table:table-cell>
          <table:table-cell office:value-type="string">
            <text:p>(3, 1, 6)</text:p>
          </table:table-cell>
          <table:table-cell office:value-type="string">
            <text:p>(2, 1, 7)</text:p>
          </table:table-cell>
          <table:table-cell office:value-type="string">
            <text:p>(3, 3, 8)</text:p>
          </table:table-cell>
          <table:table-cell office:value-type="string">
            <text:p>(3, 1, 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 </meta:initial-creator>
    <meta:creation-date>2014-06-29T20:23:08</meta:creation-date>
    <dc:date>2014-06-29T20:57:40</dc:date>
    <dc:creator>om </dc:creator>
    <meta:editing-duration>PT4M11S</meta:editing-duration>
    <meta:editing-cycles>2</meta:editing-cycles>
    <meta:generator>LibreOffice/3.5$Linux_x86 LibreOffice_project/350m1$Build-2</meta:generator>
    <meta:document-statistic meta:table-count="2" meta:cell-count="288" meta:object-count="0"/>
  </office:meta>
</office:document-meta>
</file>